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cd86" officeooo:paragraph-rsid="0015cd86"/>
    </style:style>
    <style:style style:name="P2" style:family="paragraph" style:parent-style-name="Standard">
      <style:text-properties officeooo:rsid="00173a21" officeooo:paragraph-rsid="00173a21"/>
    </style:style>
    <style:style style:name="P3" style:family="paragraph" style:parent-style-name="Standard">
      <style:text-properties officeooo:rsid="00190eeb" officeooo:paragraph-rsid="00190eeb"/>
    </style:style>
    <style:style style:name="P4" style:family="paragraph" style:parent-style-name="Standard">
      <style:text-properties officeooo:rsid="0019dd95" officeooo:paragraph-rsid="0019dd95"/>
    </style:style>
    <style:style style:name="P5" style:family="paragraph" style:parent-style-name="Standard">
      <style:text-properties officeooo:rsid="001b102c" officeooo:paragraph-rsid="001b102c"/>
    </style:style>
    <style:style style:name="P6" style:family="paragraph" style:parent-style-name="Standard">
      <style:text-properties officeooo:rsid="001de842" officeooo:paragraph-rsid="001de842"/>
    </style:style>
    <style:style style:name="P7" style:family="paragraph" style:parent-style-name="Standard">
      <style:text-properties officeooo:rsid="001fba19" officeooo:paragraph-rsid="001fba19"/>
    </style:style>
    <style:style style:name="P8" style:family="paragraph" style:parent-style-name="Standard">
      <style:text-properties officeooo:rsid="0020172d" officeooo:paragraph-rsid="0020172d"/>
    </style:style>
    <style:style style:name="P9" style:family="paragraph" style:parent-style-name="Standard">
      <style:text-properties officeooo:rsid="0020172d" officeooo:paragraph-rsid="002017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perience</text:p>
      <text:p text:style-name="P1">1. Thuật toán tìm kiếm sử dụng khoảng cách L2: Faiss của facebook AI reseach (chưa đọc)</text:p>
      <text:p text:style-name="P1"><text:a xlink:type="simple" xlink:href="https://github.com/facebookresearch/faiss" text:style-name="Internet_20_link" text:visited-style-name="Visited_20_Internet_20_Link">https://github.com/facebookresearch/faiss</text:a></text:p>
      <text:p text:style-name="P2">2. Facial expression state-of-the-art</text:p>
      <text:p text:style-name="P2"><text:a xlink:type="simple" xlink:href="https://medium.com/@neurohive/state-of-the-art-facial-expression-recognition-model-introducing-of-covariances-9718c3cca996" text:style-name="Internet_20_link" text:visited-style-name="Visited_20_Internet_20_Link">https://medium.com/@neurohive/state-of-the-art-facial-expression-recognition-model-introducing-of-covariances-9718c3cca996</text:a></text:p>
      <text:p text:style-name="P3">3. Image to txt</text:p>
      <text:p text:style-name="P3"><text:a xlink:type="simple" xlink:href="https://github.com/tensorflow/models/tree/master/research/im2txt" text:style-name="Internet_20_link" text:visited-style-name="Visited_20_Internet_20_Link">https://github.com/tensorflow/models/tree/master/research/im2txt</text:a></text:p>
      <text:p text:style-name="P4">4. Google dataset seach</text:p>
      <text:p text:style-name="P4"><text:a xlink:type="simple" xlink:href="https://toolbox.google.com/datasetsearch" text:style-name="Internet_20_link" text:visited-style-name="Visited_20_Internet_20_Link">https://toolbox.google.com/datasetsearch</text:a></text:p>
      <text:p text:style-name="P5">5. Dataset chữ viết tay</text:p>
      <text:p text:style-name="P5"><text:a xlink:type="simple" xlink:href="http://tc11.cvc.uab.es/datasets/type/" text:style-name="Internet_20_link" text:visited-style-name="Visited_20_Internet_20_Link">http://tc11.cvc.uab.es/datasets/type/</text:a></text:p>
      <text:p text:style-name="P5"/>
      <text:p text:style-name="P6">6. Face dataset</text:p>
      <text:p text:style-name="P6"><text:a xlink:type="simple" xlink:href="http://vis-www.cs.umass.edu/lfw/#resources" text:style-name="Internet_20_link" text:visited-style-name="Visited_20_Internet_20_Link">http://vis-www.cs.umass.edu/lfw/#resources</text:a></text:p>
      <text:p text:style-name="P6"><text:a xlink:type="simple" xlink:href="https://www.cs.tau.ac.il/~wolf/ytfaces/" text:style-name="Internet_20_link" text:visited-style-name="Visited_20_Internet_20_Link">https://www.cs.tau.ac.il/~wolf/ytfaces/</text:a></text:p>
      <text:p text:style-name="P7">7. Neural network paper</text:p>
      <text:p text:style-name="P7"><text:a xlink:type="simple" xlink:href="https://github.com/aleju/papers/tree/master/neural-nets" text:style-name="Internet_20_link" text:visited-style-name="Visited_20_Internet_20_Link">https://github.com/aleju/papers/tree/master/neural-nets</text:a></text:p>
      <text:p text:style-name="P8">8. ôn toán</text:p>
      <text:p text:style-name="P8"><text:a xlink:type="simple" xlink:href="https://github.com/tiepvupsu/tiepvupsu.github.io/blob/master/Math_ML.pdf" text:style-name="Internet_20_link" text:visited-style-name="Visited_20_Internet_20_Link">https://github.com/tiepvupsu/tiepvupsu.github.io/blob/master/Math_ML.pdf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5:47:57.429786231</meta:creation-date>
    <dc:date>2018-09-13T18:12:41.526746602</dc:date>
    <meta:editing-duration>P1DT10H58M19S</meta:editing-duration>
    <meta:editing-cycles>10</meta:editing-cycles>
    <meta:generator>LibreOffice/6.0.3.2$Linux_X86_64 LibreOffice_project/00m0$Build-2</meta:generator>
    <meta:document-statistic meta:table-count="0" meta:image-count="0" meta:object-count="0" meta:page-count="1" meta:paragraph-count="18" meta:word-count="54" meta:character-count="755" meta:non-whitespace-character-count="719"/>
  </office:meta>
</office:document-meta>
</file>